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Introduction</text:p>
          </draw:text-box>
        </draw:frame>
        <draw:frame presentation:style-name="pr2" draw:text-style-name="P3" draw:layer="layout" svg:width="25cm" svg:height="2.5cm" svg:x="1.5cm" svg:y="9.5cm" presentation:class="subtitle" presentation:user-transformed="true">
          <draw:text-box>
            <text:p text:style-name="P2">Bottom text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 presentation:user-transformed="true">
          <draw:text-box>
            <text:p>What is programming?</text:p>
          </draw:text-box>
        </draw:frame>
        <draw:frame presentation:style-name="pr5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Essentially, programming is creating a set of instructions.</text:p>
              </text:list-item>
              <text:list-item>
                <text:p>A cookbook or recipe a computer follows</text:p>
              </text:list-item>
              <text:list-item>
                <text:p>A programmer learns how to write recipes a computer can understand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Types of Languages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Interpreted vs. Compiled</text:p>
              </text:list-item>
              <text:list-item>
                <text:p>Dynamic vs. Static typed</text:p>
              </text:list-item>
              <text:list-item>
                <text:p>High level and low lev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Python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Interpreted</text:p>
              </text:list-item>
              <text:list-item>
                <text:p>Dynamically typed</text:p>
                <text:list>
                  <text:list-item>
                    <text:p>Duck typing, strongly typed</text:p>
                  </text:list-item>
                </text:list>
              </text:list-item>
              <text:list-item>
                <text:p>High lev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Strengths and Weaknesses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Interpreted</text:p>
              </text:list-item>
              <text:list-item>
                <text:p>Extensible</text:p>
              </text:list-item>
              <text:list-item>
                <text:p>Object Oriented</text:p>
              </text:list-item>
              <text:list-item>
                <text:p>Cross Platform</text:p>
              </text:list-item>
              <text:list-item>
                <text:p>Slow speed</text:p>
              </text:list-item>
              <text:list-item>
                <text:p>Higher memory consum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7T18:40:06.179000000</meta:creation-date>
    <meta:editing-duration>PT20M19S</meta:editing-duration>
    <meta:editing-cycles>3</meta:editing-cycles>
    <meta:generator>LibreOffice/7.3.1.3$Windows_X86_64 LibreOffice_project/a69ca51ded25f3eefd52d7bf9a5fad8c90b87951</meta:generator>
    <dc:title>Beehive</dc:title>
    <dc:date>2022-06-17T15:27:33.976000000</dc:date>
    <meta:document-statistic meta:object-count="156"/>
  </office:meta>
</office:document-meta>
</file>